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213565521"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73252901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655473264"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157600279"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35713516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82801710"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717991200" text:continue-list="list35713516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77047248"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01622492"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209218693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052613363"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512069296"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798267106"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56149049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932169123" text:style-name="L2">
        <text:list-item>
          <text:p text:style-name="P22">linkUp/linkDown</text:p>
        </text:list-item>
      </text:list>
      <text:p text:style-name="Text_20_body">Don't forget to update the startup config !</text:p>
      <text:p text:style-name="Text_20_body"/>
      <text:list xml:id="list344204117" text:continue-list="list56149049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281715811" text:continue-list="list1932169123"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953238830" text:continue-list="list34420411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06657053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2149577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506845709" text:continue-list="list1281715811"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052269924" text:continue-list="list22149577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389362386" text:continue-list="list506845709" text:style-name="L2">
        <text:list-item>
          <text:p text:style-name="P22">linkUp/linkDown</text:p>
        </text:list-item>
      </text:list>
      <text:p text:style-name="Text_20_body">Don't forget to update the startup config !</text:p>
      <text:p text:style-name="Heading_20_3"/>
      <text:list xml:id="list47531856" text:continue-list="list105226992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568053518" text:continue-list="list389362386"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920227452" text:continue-list="list4753185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95121411" text:continue-list="list1568053518"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982396517" text:continue-list="list192022745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00565846"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32140363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119015353"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193323855" text:continue-list="list295121411" text:style-name="L2">
        <text:list-item>
          <text:p text:style-name="P22">linkUp/linkDown</text:p>
        </text:list-item>
      </text:list>
      <text:p text:style-name="Text_20_body">Don't forget to update the startup config !</text:p>
      <text:p text:style-name="Heading_20_3"/>
      <text:list xml:id="list260834415" text:continue-list="list1119015353"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246472141" text:continue-list="list1193323855"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525385134" text:continue-list="list260834415"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2052235662"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60649953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20418469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896794811" text:continue-list="list606499530"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38661287"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806736594" text:continue-list="list89679481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174254610"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88658075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730683705" text:continue-numbering="true" text:style-name="Outline">
        <text:list-item>
          <text:list>
            <text:list-item>
              <text:h text:style-name="Heading_20_2" text:outline-level="2">Database</text:h>
            </text:list-item>
          </text:list>
        </text:list-item>
      </text:list>
      <text:list xml:id="list2122122867"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499097730" text:continue-list="list173068370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47398426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5334512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596060656"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104177913" text:continue-list="list65334512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258655078"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text:soft-page-break/>Cisco::Catalyst_3550</text:p>
            </text:list-item>
            <text:list-item>
              <text:p text:style-name="P26">Cisco::Catalyst_3560</text:p>
            </text:list-item>
          </text:list>
        </text:list-item>
      </text:list>
      <text:p text:style-name="Heading_20_3">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35594249" text:continue-list="list104177913" text:style-name="Outline">
        <text:list-item>
          <text:h text:style-name="Heading_20_1" text:outline-level="1">Additional Softwares</text:h>
        </text:list-item>
      </text:list>
      <text:p text:style-name="Standard"/>
      <text:list xml:id="list201645988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61845345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090483536"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34090739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35377891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text:soft-page-break/>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text:soft-page-break/>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ext:soft-page-break/>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text:soft-page-break/>[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14398823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53274078"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99592465"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7T15:08:43</dc:date>
    <meta:editing-cycles>575</meta:editing-cycles>
    <meta:editing-duration>PT296H44M13S</meta:editing-duration>
    <meta:document-statistic meta:table-count="1" meta:image-count="5" meta:object-count="0" meta:page-count="72" meta:paragraph-count="1189" meta:word-count="9539" meta:character-count="67309"/>
    <meta:user-defined meta:name="Info 1"/>
    <meta:user-defined meta:name="Info 2"/>
    <meta:user-defined meta:name="Info 3"/>
    <meta:user-defined meta:name="Info 4"/>
  </office:meta>
</office:document-meta>
</file>